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language-asian="zh" style:country-asian="TW" style:font-size-complex="18pt"/>
    </style:style>
    <style:style style:name="P3" style:family="paragraph" style:parent-style-name="Standard">
      <style:paragraph-properties fo:line-height="150%" fo:text-align="start" style:justify-single-word="false"/>
      <style:text-properties fo:font-variant="normal" fo:text-transform="none" fo:color="#000000" style:font-name="標楷體" fo:font-size="14pt" fo:letter-spacing="normal" style:font-name-asian="標楷體" style:font-size-asian="14pt" style:language-asian="zh" style:country-asian="TW" style:font-style-asian="normal" style:font-weight-asian="normal" style:font-size-complex="14pt"/>
    </style:style>
    <style:style style:name="P4" style:family="paragraph" style:parent-style-name="Text_20_body">
      <style:paragraph-properties fo:line-height="150%" fo:text-align="start" style:justify-single-word="false"/>
      <style:text-properties fo:font-size="14pt" style:font-name-asian="標楷體" style:font-size-asian="14pt" style:language-asian="zh" style:country-asian="TW" style:font-size-complex="14pt"/>
    </style:style>
    <style:style style:name="P5" style:family="paragraph" style:parent-style-name="Standard" style:list-style-name="L1">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6" style:family="paragraph" style:parent-style-name="Standard" style:list-style-name="L2">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7" style:family="paragraph" style:parent-style-name="Standard" style:list-style-name="L5">
      <style:paragraph-properties fo:line-height="150%" fo:text-align="start" style:justify-single-word="false"/>
      <style:text-properties style:font-name="標楷體" fo:font-size="14pt" style:font-name-asian="標楷體" style:font-size-asian="14pt" style:language-asian="zh" style:country-asian="TW" style:font-size-complex="14pt"/>
    </style:style>
    <style:style style:name="P8" style:family="paragraph" style:parent-style-name="Standard" style:list-style-name="L2">
      <style:paragraph-properties fo:line-height="150%" fo:text-align="start" style:justify-single-word="false"/>
      <style:text-properties fo:font-size="14pt" style:font-name-asian="標楷體" style:font-size-asian="14pt" style:language-asian="zh" style:country-asian="TW" style:font-size-complex="14pt"/>
    </style:style>
    <style:style style:name="P9" style:family="paragraph" style:parent-style-name="Standard" style:list-style-name="L3">
      <style:paragraph-properties fo:line-height="150%" fo:text-align="start" style:justify-single-word="false"/>
      <style:text-properties fo:font-size="14pt" style:font-name-asian="標楷體" style:font-size-asian="14pt" style:language-asian="zh" style:country-asian="TW" style:font-size-complex="14pt"/>
    </style:style>
    <style:style style:name="P10" style:family="paragraph" style:parent-style-name="Standard" style:list-style-name="L4">
      <style:paragraph-properties fo:line-height="150%" fo:text-align="start" style:justify-single-word="false"/>
      <style:text-properties fo:font-size="14pt" style:font-name-asian="標楷體" style:font-size-asian="14pt" style:language-asian="zh" style:country-asian="TW" style:font-size-complex="14pt"/>
    </style:style>
    <style:style style:name="P11" style:family="paragraph" style:parent-style-name="Standard" style:list-style-name="L3">
      <style:paragraph-properties fo:line-height="150%" fo:text-align="start" style:justify-single-word="false"/>
    </style:style>
    <style:style style:name="P12" style:family="paragraph" style:parent-style-name="Standard" style:list-style-name="L5">
      <style:paragraph-properties fo:line-height="150%" fo:text-align="start" style:justify-single-word="false"/>
    </style:style>
    <style:style style:name="P13" style:family="paragraph" style:parent-style-name="Standard" style:list-style-name="L3">
      <style:paragraph-properties fo:line-height="150%" fo:text-align="start" style:justify-single-word="false"/>
      <style:text-properties style:font-name="Times New Roman1" fo:font-size="14pt" fo:letter-spacing="0.049cm" fo:language="en" fo:country="US" style:font-name-asian="標楷體" style:font-size-asian="14pt" style:language-asian="zh" style:country-asian="TW" style:font-size-complex="14pt"/>
    </style:style>
    <style:style style:name="P14" style:family="paragraph" style:parent-style-name="Standard" style:list-style-name="L5">
      <style:paragraph-properties fo:line-height="150%" fo:text-align="start" style:justify-single-word="false"/>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P15" style:family="paragraph" style:parent-style-name="Text_20_body" style:list-style-name="L5">
      <style:paragraph-properties fo:line-height="150%" fo:text-align="start" style:justify-single-word="false"/>
    </style:style>
    <style:style style:name="T1" style:family="text">
      <style:text-properties style:language-asian="zh" style:country-asian="TW"/>
    </style:style>
    <style:style style:name="T2" style:family="text">
      <style:text-properties fo:font-size="14pt" style:font-name-asian="標楷體" style:font-size-asian="14pt" style:language-asian="zh" style:country-asian="TW" style:font-size-complex="14pt"/>
    </style:style>
    <style:style style:name="T3" style:family="text">
      <style:text-properties fo:font-size="14pt" style:font-name-asian="標楷體" style:font-size-asian="14pt" style:font-size-complex="14pt"/>
    </style:style>
    <style:style style:name="T4" style:family="text">
      <style:text-properties fo:font-variant="normal" fo:text-transform="none" fo:color="#000000" fo:letter-spacing="normal" style:language-asian="zh" style:country-asian="TW" style:font-style-asian="normal"/>
    </style:style>
    <style:style style:name="T5" style:family="text">
      <style:text-properties fo:font-variant="normal" fo:text-transform="none" fo:color="#000000" style:font-name="標楷體"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T6" style:family="text">
      <style:text-properties fo:font-variant="normal" fo:text-transform="none" fo:color="#000000" style:font-name="標楷體" fo:font-size="14pt" fo:letter-spacing="normal" fo:language="en" fo:country="US" fo:font-weight="normal" style:font-name-asian="標楷體" style:font-size-asian="14pt" style:language-asian="zh" style:country-asian="TW" style:font-style-asian="normal" style:font-weight-asian="normal" style:font-size-complex="14pt" style:font-weight-complex="normal"/>
    </style:style>
    <style:style style:name="T7" style:family="text">
      <style:text-properties fo:font-variant="normal" fo:text-transform="none" fo:color="#000000" fo:font-size="14pt" fo:letter-spacing="normal" style:font-name-asian="標楷體" style:font-size-asian="14pt" style:language-asian="zh" style:country-asian="TW" style:font-style-asian="normal" style:font-weight-asian="normal" style:font-size-complex="14pt"/>
    </style:style>
    <style:style style:name="T8" style:family="text">
      <style:text-properties fo:font-variant="normal" fo:text-transform="none" fo:color="#000000" fo:font-size="14pt" fo:letter-spacing="normal" style:font-name-asian="標楷體" style:font-size-asian="14pt" style:font-style-asian="normal" style:font-weight-asian="normal" style:font-size-complex="14pt"/>
    </style:style>
    <style:style style:name="T9" style:family="text">
      <style:text-properties fo:font-variant="normal" fo:text-transform="none" fo:color="#000000" fo:font-size="14pt" fo:letter-spacing="normal" fo:font-weight="normal" style:font-name-asian="標楷體" style:font-size-asian="14pt" style:language-asian="zh" style:country-asian="TW" style:font-style-asian="normal" style:font-weight-asian="normal" style:font-size-complex="14pt" style:font-weight-complex="normal"/>
    </style:style>
    <style:style style:name="T10" style:family="text">
      <style:text-properties style:font-name="Times New Roman1" fo:font-size="14pt" fo:letter-spacing="0.049cm" fo:language="en" fo:country="US" style:font-name-asian="標楷體" style:font-size-asian="14pt" style:language-asian="zh" style:country-asian="TW" style:font-size-complex="14pt"/>
    </style:style>
    <style:style style:name="T11" style:family="text">
      <style:text-properties fo:language="en" fo:country="US"/>
    </style:style>
    <style:style style:name="T12" style:family="text">
      <style:text-properties style:font-name="標楷體" fo:font-size="14pt" fo:font-weight="normal" style:font-name-asian="標楷體" style:font-size-asian="14pt" style:font-weight-asian="normal" style:font-size-complex="14pt" style:font-weight-complex="normal"/>
    </style:style>
    <style:style style:name="T13" style:family="text">
      <style:text-properties style:font-name="標楷體" fo:font-size="14pt" fo:font-weight="normal" style:font-name-asian="標楷體" style:font-size-asian="14pt" style:language-asian="zh" style:country-asian="TW" style:font-weight-asian="normal" style:font-size-complex="14pt" style:font-weight-complex="normal"/>
    </style:style>
    <text:list-style style:name="L1">
      <text:list-level-style-number text:leve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cm" fo:margin-left="1.9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Numbering_20_Symbols"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一, 二, 三, ..." text:start-value="6">
        <style:list-level-properties text:list-level-position-and-space-mode="label-alignment">
          <style:list-level-label-alignment text:label-followed-by="nothing"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2">105年度12月份第1次主管會議紀錄</text:p>
      <text:p text:style-name="P2"/>
      <text:list xml:id="list1312840680757929663" text:style-name="L1">
        <text:list-item>
          <text:p text:style-name="P5">時間：中華民國105年12月07日下午2時整</text:p>
        </text:list-item>
        <text:list-item>
          <text:p text:style-name="P5">地點：三樓民眾談室</text:p>
        </text:list-item>
        <text:list-item>
          <text:p text:style-name="P5">主席：李主任慶華</text:p>
        </text:list-item>
        <text:list-item>
          <text:p text:style-name="P5">出席人員：張乃文、陳宗良、周力行、李美玲、潘惠婉 <text:s text:c="3"/>紀錄：陳苑蒨</text:p>
        </text:list-item>
        <text:list-item>
          <text:p text:style-name="P5">各單位報告事項：</text:p>
        </text:list-item>
      </text:list>
      <text:list xml:id="list1659327210656154097" text:style-name="L2">
        <text:list-item>
          <text:p text:style-name="P8">第一課</text:p>
        </text:list-item>
      </text:list>
      <text:list xml:id="list7882005880262168119" text:style-name="L3">
        <text:list-item>
          <text:p text:style-name="P9">本課105年11月業務推動情形如下：</text:p>
          <text:list>
            <text:list-item>
              <text:list>
                <text:list-item>
                  <text:p text:style-name="P9">登記案件(含一般、速件、限制登記)：2,358件，較105年10月多346件【105年10月：2,012件】。</text:p>
                </text:list-item>
                <text:list-item>
                  <text:p text:style-name="P9">午休諮詢不打烊服務：414件，較105年10月多90件【105年9月：324件】。</text:p>
                </text:list-item>
                <text:list-item>
                  <text:p text:style-name="P9">到府服務案件：0件。</text:p>
                </text:list-item>
                <text:list-item>
                  <text:p text:style-name="P9">延長服務預約領件：0件</text:p>
                </text:list-item>
              </text:list>
            </text:list-item>
          </text:list>
        </text:list-item>
        <text:list-item>
          <text:p text:style-name="P9">本課截至今日各年度未領案件數量計：96年至100年共24件、101年2件、102年9件、103年2件、104年9件(較10月少2件)，持續通知領件。</text:p>
        </text:list-item>
        <text:list-item>
          <text:p text:style-name="P9">本課105年11月受理人民申請退還當年度屬2萬元以下之地政規費案件計5件，皆依規定當場領訖。</text:p>
        </text:list-item>
        <text:list-item>
          <text:p text:style-name="P9">本課105年11月更正登案：合計66件，其中：</text:p>
          <text:list>
            <text:list-item>
              <text:list>
                <text:list-item>
                  <text:p text:style-name="P9">歷史資料錯誤與他機關單位囑託：32件。</text:p>
                </text:list-item>
                <text:list-item>
                  <text:p text:style-name="P9">現行登記錯誤：1件</text:p>
                </text:list-item>
                <text:list-item>
                  <text:p text:style-name="P9">其餘為隨案加掛更正。</text:p>
                </text:list-item>
              </text:list>
            </text:list-item>
          </text:list>
        </text:list-item>
        <text:list-item>
          <text:p text:style-name="P9">本課11月暫存列管公文0件。</text:p>
        </text:list-item>
        <text:list-item>
          <text:p text:style-name="P9"><text:soft-page-break/>業務抽查6件(計有謄本、登記收件簿、書狀補給、建物所有權第一次登記)，無嚴重缺失。</text:p>
        </text:list-item>
        <text:list-item>
          <text:p text:style-name="P11"><text:span text:style-name="T2">本課11月：</text:span><text:span text:style-name="T10">投訴事件0件、創新服務5件、流程簡化15件。</text:span></text:p>
        </text:list-item>
        <text:list-item>
          <text:p text:style-name="P13">本課12月份法令研討訂於16、23日辦理。</text:p>
        </text:list-item>
      </text:list>
      <text:list xml:id="list37296270" text:continue-list="list1659327210656154097" text:style-name="L2">
        <text:list-item>
          <text:p text:style-name="P8">第二課</text:p>
          <text:list>
            <text:list-item>
              <text:p text:style-name="P8">本課105年11月土地複丈案件計有：</text:p>
              <text:list>
                <text:list-item>
                  <text:p text:style-name="P8">土地鑑界案19件21筆。</text:p>
                </text:list-item>
                <text:list-item>
                  <text:p text:style-name="P8">土地分割案14件17筆。</text:p>
                </text:list-item>
              </text:list>
              <text:p text:style-name="P8">合計33件38筆。</text:p>
              <text:p text:style-name="P8">界標銷售宅配10件12筆49支，實埋17支，平均每筆銷售1.28支，平均每筆實埋1.41支。</text:p>
            </text:list-item>
            <text:list-item>
              <text:p text:style-name="P8">本課105年11月人民申請退還複丈規費案件6件，當年度2萬元以下6件，均已領訖。</text:p>
            </text:list-item>
            <text:list-item>
              <text:p text:style-name="P8">有關本課及登記課至他所觀摩乙事，茲排定105年12月14日前往新北市新店地政事務所學習地政業務推動情形。</text:p>
            </text:list-item>
          </text:list>
        </text:list-item>
        <text:list-item>
          <text:p text:style-name="P8">第三課</text:p>
          <text:list>
            <text:list-item>
              <text:p text:style-name="P8">送交總務之本所105年11月奉核以零用金支付案件共22件，均已領取；另本所105年11月無2萬元以上及跨年度退費申請案。</text:p>
            </text:list-item>
            <text:list-item>
              <text:p text:style-name="P8">本課105年11月無民眾投訴，「電話代查公告現值創新服務」、「網路申請歷年公告地價資料」及「網路申請檔案閱覽抄錄複製」業於網路宣導，電話代查服務105年11月共服務6件。</text:p>
            </text:list-item>
            <text:list-item>
              <text:p text:style-name="P8">本市地價及標準地價評議委員會105年第3次會議，訂於12月8日上午9時30分假府四樓簡報室舉行，評議106年公告土地現值，請鈞長率職及四區承辦同仁與會。</text:p>
            </text:list-item>
            <text:list-item>
              <text:p text:style-name="P8">為使同仁了解本所內部控制制度，訂於12月12日上午假四樓會議室<text:soft-page-break/>舉辦2梯次教育訓練，請轉知同仁分梯參加。</text:p>
            </text:list-item>
          </text:list>
        </text:list-item>
        <text:list-item>
          <text:p text:style-name="P8">人事</text:p>
          <text:list>
            <text:list-item>
              <text:p text:style-name="P8">公務人員保障暨培訓委員會訂定公務人員因公涉訟輔助案件辦理流程圖及流程表供參，惠請轉知同仁逕至本所網站查閱。 <text:s text:c="2"/></text:p>
            </text:list-item>
            <text:list-item>
              <text:p text:style-name="P8"><text:span text:style-name="T11">106</text:span>年至<text:span text:style-name="T11">107</text:span>年「築巢優利貸」－全國公教員工房屋貸款，經行政院人事行政總處公開徵選由中國信託商業銀行股份有限公司承作，惠請轉知同仁逕至本所網站查閱。 <text:s/></text:p>
            </text:list-item>
            <text:list-item>
              <text:p text:style-name="P8">有關中華民國全國公務人員協會與監督年金改革行動聯盟合辦「年金改革座談會」，訂於<text:span text:style-name="T11">12</text:span>月<text:span text:style-name="T11">23</text:span>日<text:span text:style-name="T11">(</text:span>星期五<text:span text:style-name="T11">)</text:span>上午假台北市大同區公所禮堂辦理，本市公務人員協會會員得報名參加並准予公假登記。 <text:s text:c="2"/></text:p>
            </text:list-item>
            <text:list-item>
              <text:p text:style-name="P8">為提倡員工正當休閒活動，維護身心健康，培養團隊精神及鼓舞工作士氣，市府每年均辦理各項活動及運動競賽，爰為了解同仁參與活動意願，惠轉知同仁請於本（<text:span text:style-name="T11">105</text:span>）年<text:span text:style-name="T11">12</text:span>月<text:span text:style-name="T11">9</text:span>日前至「基隆市政府全球資訊網<text:span text:style-name="T11">-</text:span>網路投票」參與投票，作為辦理<text:span text:style-name="T11">106</text:span>年文康活動評估參考。 </text:p>
            </text:list-item>
            <text:list-item>
              <text:p text:style-name="P8">銓敘部函釋有關公務人員依公務人員請假規則請事、病假（含生理假）合計已逾規定請假日數者，是否應合併計算其曠職時數予以扣除俸給之疑義案，惠請逕至本所網站查閱。 <text:s text:c="5"/></text:p>
            </text:list-item>
          </text:list>
        </text:list-item>
        <text:list-item>
          <text:p text:style-name="P8">會計</text:p>
          <text:list>
            <text:list-item>
              <text:p text:style-name="P8">本所106年度單位預算案，市議會第18屆第4次定期會已審查通過。</text:p>
            </text:list-item>
            <text:list-item>
              <text:p text:style-name="P6">本所105年度各課室控留經費，市府已同意解除控留。另市府建議為避免浪費行政資源，爾後解控公文請彙整後再報市府，避免分次函文。</text:p>
            </text:list-item>
          </text:list>
        </text:list-item>
        <text:list-item>
          <text:p text:style-name="P8">研考</text:p>
        </text:list-item>
      </text:list>
      <text:list xml:id="list2359470259068808792" text:style-name="L4">
        <text:list-item>
          <text:list>
            <text:list-item>
              <text:p text:style-name="P10"><text:span text:style-name="T11">105</text:span>年<text:span text:style-name="T11">11月</text:span>份業務宣導：網站<text:span text:style-name="T11">2</text:span>則<text:span text:style-name="T11">(</text:span>跨所登記、地籍異動即時通<text:span text:style-name="T11">)</text:span>。 <text:s/></text:p>
            </text:list-item>
          </text:list>
        </text:list-item>
      </text:list>
      <text:p text:style-name="P4"/>
      <text:p text:style-name="P4"/>
      <text:list xml:id="list7652838855062391144" text:style-name="L5">
        <text:list-item>
          <text:p text:style-name="P7"><text:soft-page-break/>報告決議事項</text:p>
          <text:list>
            <text:list-item>
              <text:p text:style-name="P7">目前登記案件多半提前辦畢，感謝張課長的領導及同仁的努力。</text:p>
            </text:list-item>
            <text:list-item>
              <text:p text:style-name="P7">到府服務及預約領件便民服務請多加宣導，另請考量預約領件擴大服務範圍以提高使用率。</text:p>
            </text:list-item>
            <text:list-item>
              <text:p text:style-name="P7">內部控制制度教育訓練請各課課長務必轉知所屬同仁參加。</text:p>
            </text:list-item>
            <text:list-item>
              <text:p text:style-name="P7">本年度第2次所務會議訂於12月19日中午舉行；志工座談會訂於12月22日11:00舉行，請研考備妥感謝狀(服務滿10年)及表揚狀(本年度出勤率達80%)，以利於座談會當日頒發。</text:p>
              <text:p text:style-name="P7"/>
            </text:list-item>
          </text:list>
        </text:list-item>
        <text:list-item>
          <text:p text:style-name="P7">主席指示事項</text:p>
          <text:list>
            <text:list-item>
              <text:p text:style-name="P12"><text:bookmark text:name="yui_3_16_0_ym19_1_1481681417779_18815"/><text:span text:style-name="T5">今天早上</text:span><text:bookmark text:name="yui_3_16_0_ym19_1_1481681417779_17219"/><text:span text:style-name="T5">地政處蒞所考核服務品質作業，感謝研考各項資料的彙整、績效報告的編輯及簡報製</text:span><text:span text:style-name="T7">作的努力，對於各委員的建議請各課務必檢討確實改進</text:span><text:span text:style-name="T4"> </text:span><text:span text:style-name="T5">。 </text:span></text:p>
            </text:list-item>
            <text:list-item>
              <text:p text:style-name="P12"><text:bookmark text:name="yui_3_16_0_ym19_1_1481681417779_18808"/><text:bookmark text:name="yui_3_16_0_ym19_1_1481681417779_18809"/><text:span text:style-name="T5">對於民眾親自來所領取複丈成果圖時，二課各承辦員應切實告知至一課測量櫃台或三課收發處受</text:span><text:bookmark text:name="yui_3_16_0_ym19_1_1481681417779_18813"/><text:bookmark text:name="yui_3_16_0_ym19_1_1481681417779_18806"/><text:span text:style-name="T9">領，以避免民眾到處詢問</text:span><text:span text:style-name="T5">。 </text:span></text:p>
            </text:list-item>
            <text:list-item>
              <text:p text:style-name="P12"><text:span text:style-name="T5">一課倉庫因長期遇雨滲水，室內濕度較高，為確保乾燥，除請將除濕機長期安全開啟外，各項</text:span><text:span text:style-name="T8">資料的排序整齊及留取適當的空間使空氣流通仍屬必要。</text:span><text:span text:style-name="T5"> </text:span></text:p>
            </text:list-item>
            <text:list-item>
              <text:p text:style-name="P15"><text:bookmark text:name="yui_3_16_0_ym19_1_1481681417779_19048"/><text:bookmark text:name="yui_3_16_0_ym19_1_1481681417779_18999"/><text:bookmark text:name="yui_3_16_0_ym19_1_1481681417779_17205"/><text:span text:style-name="T6">105</text:span><text:bookmark text:name="yui_3_16_0_ym19_1_1481681417779_18803"/><text:bookmark text:name="yui_3_16_0_ym19_1_1481681417779_18804"/><text:span text:style-name="T5">年控留經費經市府同意解控，請</text:span><text:bookmark text:name="yui_3_16_0_ym19_1_1481681417779_17233"/><text:span text:style-name="T5">本節約原則撙節支用，爾後如仍有上開情事，請彙整後再函報</text:span><text:bookmark text:name="yui_3_16_0_ym19_1_1481681417779_18796"/><text:span text:style-name="T12">市府，避免浪費行政資源</text:span><text:span text:style-name="T5">。</text:span><text:span text:style-name="T5"> </text:span></text:p>
            </text:list-item>
            <text:list-item>
              <text:p text:style-name="P15"><text:bookmark text:name="yui_3_16_0_ym19_1_1481681417779_17236"/><text:bookmark text:name="yui_3_16_0_ym19_1_1481681417779_17235"/><text:span text:style-name="T5">「本市各地政事務所檔案分類及保存年限區分表」，業經國家發展委員會檔案管理局審核修正，並分</text:span><text:bookmark text:name="yui_3_16_0_ym19_1_1481681417779_18827"/><text:span text:style-name="T3">會各課在案，請切實會知所屬。</text:span></text:p>
            </text:list-item>
            <text:list-item>
              <text:p text:style-name="P14">近日一、二課部分同仁將赴新店所觀摩地政業務，請多實地了解該所的優點以為本所改進的標竿。 </text:p>
            </text:list-item>
            <text:list-item>
              <text:p text:style-name="P15"><text:bookmark text:name="yui_3_16_0_ym19_1_1481681417779_18852"/><text:bookmark text:name="yui_3_16_0_ym19_1_1481681417779_18795"/><text:span text:style-name="T13">重測經費業經議會通過，準備工作自即日開始，委外測量及與都市計</text:span><text:soft-page-break/><text:span text:style-name="T13">畫樁位清理補建的聯測，更為</text:span><text:bookmark text:name="yui_3_16_0_ym19_1_1481681417779_18850"/><text:span text:style-name="T3">重要，請陳課長多加注意。</text:span></text:p>
            </text:list-item>
          </text:list>
        </text:list-item>
      </text:list>
      <text:p text:style-name="P3"/>
      <text:list xml:id="list37270086" text:continue-numbering="true" text:style-name="L5">
        <text:list-item>
          <text:p text:style-name="P7">散會：下午2時50分</text:p>
          <text:list>
            <text:list-header>
              <text:p text:style-name="P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erif"/>
    <style:font-face style:name="標楷體" svg:font-family="標楷體" style:font-family-generic="scrip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新細明體"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zh" style:country-asian="TW"/>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span text:style-name="MT1"><text:page-count>5</text:page-count></text:span></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登記課 安樂地政</meta:initial-creator>
    <meta:creation-date>2016-06-29T13:28:16.62</meta:creation-date>
    <dc:date>2016-12-14T17:10:42.86</dc:date>
    <dc:creator>登記課 安樂地政</dc:creator>
    <meta:editing-duration>PT12H13M43S</meta:editing-duration>
    <meta:editing-cycles>43</meta:editing-cycles>
    <meta:generator>OpenOffice/4.1.2$Win32 OpenOffice.org_project/412m3$Build-9782</meta:generator>
    <meta:document-statistic meta:table-count="0" meta:image-count="0" meta:object-count="0" meta:page-count="5" meta:paragraph-count="62" meta:word-count="2076" meta:character-count="2316"/>
  </office:meta>
</office:document-meta>
</file>